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1.78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711cm"/>
    </style:style>
    <style:style style:name="co5" style:family="table-column">
      <style:table-column-properties fo:break-before="auto" style:column-width="2.06cm"/>
    </style:style>
    <style:style style:name="co6" style:family="table-column">
      <style:table-column-properties fo:break-before="auto" style:column-width="1.827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5.132cm"/>
    </style:style>
    <style:style style:name="co11" style:family="table-column">
      <style:table-column-properties fo:break-before="auto" style:column-width="7.407cm"/>
    </style:style>
    <style:style style:name="co12" style:family="table-column">
      <style:table-column-properties fo:break-before="auto" style:column-width="7.216cm"/>
    </style:style>
    <style:style style:name="co13" style:family="table-column">
      <style:table-column-properties fo:break-before="auto" style:column-width="3.93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LQFP64</text:p>
          </table:table-cell>
          <table:table-cell office:value-type="string">
            <text:p>WLCSP90</text:p>
          </table:table-cell>
          <table:table-cell office:value-type="string">
            <text:p>LQFP100</text:p>
          </table:table-cell>
          <table:table-cell office:value-type="string">
            <text:p>LQFP144</text:p>
          </table:table-cell>
          <table:table-cell office:value-type="string">
            <text:p>UFBGA176</text:p>
          </table:table-cell>
          <table:table-cell office:value-type="string">
            <text:p>LQFP176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O</text:p>
          </table:table-cell>
          <table:table-cell office:value-type="string">
            <text:p>Alternate</text:p>
          </table:table-cell>
          <table:table-cell office:value-type="string">
            <text:p>Addition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RACECLK/FSMC_A23/ETH_MII_TXD3/EVENTOU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RACED0/FSMC_A19/EVENTOU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1</text:p>
          </table:table-cell>
          <table:table-cell office:value-type="float" office:value="3">
            <text:p>3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RACED1/FSMC_A20/DCMI_D4/EVENTOU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2</text:p>
          </table:table-cell>
          <table:table-cell office:value-type="float" office:value="4">
            <text:p>4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RACED2/FSMC_A21/TIM9_CH1/DCMI_D6/EVENTOU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3</text:p>
          </table:table-cell>
          <table:table-cell office:value-type="float" office:value="5">
            <text:p>5</text:p>
          </table:table-cell>
          <table:table-cell office:value-type="string">
            <text:p>PE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RACED3/FSMC_A22/TIM9_CH2/DCMI_D7/EVENTOU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1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1</text:p>
          </table:table-cell>
          <table:table-cell office:value-type="float" office:value="6">
            <text:p>6</text:p>
          </table:table-cell>
          <table:table-cell office:value-type="string">
            <text:p>VBAT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D2</text:p>
          </table:table-cell>
          <table:table-cell office:value-type="float" office:value="7">
            <text:p>7</text:p>
          </table:table-cell>
          <table:table-cell office:value-type="string">
            <text:p>PI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VENTOUT</text:p>
          </table:table-cell>
          <table:table-cell office:value-type="string">
            <text:p>RTC_AF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9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1</text:p>
          </table:table-cell>
          <table:table-cell office:value-type="float" office:value="8">
            <text:p>8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VENTOUT</text:p>
          </table:table-cell>
          <table:table-cell office:value-type="string">
            <text:p>RTC_AF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1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E1</text:p>
          </table:table-cell>
          <table:table-cell office:value-type="float" office:value="9">
            <text:p>9</text:p>
          </table:table-cell>
          <table:table-cell office:value-type="string">
            <text:p>PC14-OSC32_IN(PC14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VENTOUT</text:p>
          </table:table-cell>
          <table:table-cell office:value-type="string">
            <text:p>OSC32_IN(4)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9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F1</text:p>
          </table:table-cell>
          <table:table-cell office:value-type="float" office:value="10">
            <text:p>10</text:p>
          </table:table-cell>
          <table:table-cell office:value-type="string">
            <text:p>PC15-OSC32_OUT(PC15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VENTOUT</text:p>
          </table:table-cell>
          <table:table-cell office:value-type="string">
            <text:p>OSC32_OUT(4)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D3</text:p>
          </table:table-cell>
          <table:table-cell office:value-type="float" office:value="11">
            <text:p>11</text:p>
          </table:table-cell>
          <table:table-cell office:value-type="string">
            <text:p>PI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CAN1_RX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E3</text:p>
          </table:table-cell>
          <table:table-cell office:value-type="float" office:value="12">
            <text:p>12</text:p>
          </table:table-cell>
          <table:table-cell office:value-type="string">
            <text:p>PI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TH_MII_RX_ER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E4</text:p>
          </table:table-cell>
          <table:table-cell office:value-type="float" office:value="13">
            <text:p>13</text:p>
          </table:table-cell>
          <table:table-cell office:value-type="string">
            <text:p>PI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TG_HS_ULPI_DIR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F2</text:p>
          </table:table-cell>
          <table:table-cell office:value-type="float" office:value="14">
            <text:p>14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F3</text:p>
          </table:table-cell>
          <table:table-cell office:value-type="float" office:value="15">
            <text:p>15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0">
            <text:p>10</text:p>
          </table:table-cell>
          <table:table-cell office:value-type="string">
            <text:p>E2</text:p>
          </table:table-cell>
          <table:table-cell office:value-type="float" office:value="16">
            <text:p>16</text:p>
          </table:table-cell>
          <table:table-cell office:value-type="string">
            <text:p>PF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0/I2C2_SDA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1">
            <text:p>11</text:p>
          </table:table-cell>
          <table:table-cell office:value-type="string">
            <text:p>H3</text:p>
          </table:table-cell>
          <table:table-cell office:value-type="float" office:value="17">
            <text:p>17</text:p>
          </table:table-cell>
          <table:table-cell office:value-type="string">
            <text:p>PF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1/I2C2_SCL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2">
            <text:p>12</text:p>
          </table:table-cell>
          <table:table-cell office:value-type="string">
            <text:p>H2</text:p>
          </table:table-cell>
          <table:table-cell office:value-type="float" office:value="18">
            <text:p>18</text:p>
          </table:table-cell>
          <table:table-cell office:value-type="string">
            <text:p>PF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2/I2C2_SMBA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3">
            <text:p>13</text:p>
          </table:table-cell>
          <table:table-cell office:value-type="string">
            <text:p>J2</text:p>
          </table:table-cell>
          <table:table-cell office:value-type="float" office:value="19">
            <text:p>19</text:p>
          </table:table-cell>
          <table:table-cell office:value-type="string">
            <text:p>PF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3/EVENTOUT</text:p>
          </table:table-cell>
          <table:table-cell office:value-type="string">
            <text:p>ADC3_IN9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4">
            <text:p>14</text:p>
          </table:table-cell>
          <table:table-cell office:value-type="string">
            <text:p>J3</text:p>
          </table:table-cell>
          <table:table-cell office:value-type="float" office:value="20">
            <text:p>20</text:p>
          </table:table-cell>
          <table:table-cell office:value-type="string">
            <text:p>PF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4/EVENTOUT</text:p>
          </table:table-cell>
          <table:table-cell office:value-type="string">
            <text:p>ADC3_IN14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5">
            <text:p>15</text:p>
          </table:table-cell>
          <table:table-cell office:value-type="string">
            <text:p>K3</text:p>
          </table:table-cell>
          <table:table-cell office:value-type="float" office:value="21">
            <text:p>21</text:p>
          </table:table-cell>
          <table:table-cell office:value-type="string">
            <text:p>PF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5/EVENTOUT</text:p>
          </table:table-cell>
          <table:table-cell office:value-type="string">
            <text:p>ADC3_IN15</text:p>
          </table:table-cell>
          <table:table-cell table:number-columns-repeated="3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C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G2</text:p>
          </table:table-cell>
          <table:table-cell office:value-type="float" office:value="22">
            <text:p>22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B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G3</text:p>
          </table:table-cell>
          <table:table-cell office:value-type="float" office:value="23">
            <text:p>23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8">
            <text:p>18</text:p>
          </table:table-cell>
          <table:table-cell office:value-type="string">
            <text:p>K2</text:p>
          </table:table-cell>
          <table:table-cell office:value-type="float" office:value="24">
            <text:p>24</text:p>
          </table:table-cell>
          <table:table-cell office:value-type="string">
            <text:p>PF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10_CH1/FSMC_NIORD/EVENTOUT</text:p>
          </table:table-cell>
          <table:table-cell office:value-type="string">
            <text:p>ADC3_IN4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9">
            <text:p>19</text:p>
          </table:table-cell>
          <table:table-cell office:value-type="string">
            <text:p>K1</text:p>
          </table:table-cell>
          <table:table-cell office:value-type="float" office:value="25">
            <text:p>25</text:p>
          </table:table-cell>
          <table:table-cell office:value-type="string">
            <text:p>PF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11_CH1/FSMC_NREG/EVENTOUT</text:p>
          </table:table-cell>
          <table:table-cell office:value-type="string">
            <text:p>ADC3_IN5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20">
            <text:p>20</text:p>
          </table:table-cell>
          <table:table-cell office:value-type="string">
            <text:p>L3</text:p>
          </table:table-cell>
          <table:table-cell office:value-type="float" office:value="26">
            <text:p>26</text:p>
          </table:table-cell>
          <table:table-cell office:value-type="string">
            <text:p>PF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13_CH1/FSMC_NIOWR/EVENTOUT</text:p>
          </table:table-cell>
          <table:table-cell office:value-type="string">
            <text:p>ADC3_IN6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L2</text:p>
          </table:table-cell>
          <table:table-cell office:value-type="float" office:value="27">
            <text:p>27</text:p>
          </table:table-cell>
          <table:table-cell office:value-type="string">
            <text:p>PF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14_CH1/FSMC_CD/EVENTOUT</text:p>
          </table:table-cell>
          <table:table-cell office:value-type="string">
            <text:p>ADC3_IN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L1</text:p>
          </table:table-cell>
          <table:table-cell office:value-type="float" office:value="28">
            <text:p>28</text:p>
          </table:table-cell>
          <table:table-cell office:value-type="string">
            <text:p>PF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INTR/EVENTOUT</text:p>
          </table:table-cell>
          <table:table-cell office:value-type="string">
            <text:p>ADC3_IN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1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G1</text:p>
          </table:table-cell>
          <table:table-cell office:value-type="float" office:value="29">
            <text:p>29</text:p>
          </table:table-cell>
          <table:table-cell office:value-type="string">
            <text:p>PH0-OSC_IN(PH0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VENTOUT</text:p>
          </table:table-cell>
          <table:table-cell office:value-type="string">
            <text:p>OSC_IN(4)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9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H1</text:p>
          </table:table-cell>
          <table:table-cell office:value-type="float" office:value="30">
            <text:p>30</text:p>
          </table:table-cell>
          <table:table-cell office:value-type="string">
            <text:p>PH1-OSC_OUT(PH1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VENTOUT</text:p>
          </table:table-cell>
          <table:table-cell office:value-type="string">
            <text:p>OSC_OUT(4)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1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J1</text:p>
          </table:table-cell>
          <table:table-cell office:value-type="float" office:value="31">
            <text:p>31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 office:value-type="string">
            <text:p>RST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1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M2</text:p>
          </table:table-cell>
          <table:table-cell office:value-type="float" office:value="32">
            <text:p>32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TG_HS_ULPI_STP/EVENTOUT</text:p>
          </table:table-cell>
          <table:table-cell office:value-type="string">
            <text:p>ADC123_IN1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">
            <text:p>0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>M3</text:p>
          </table:table-cell>
          <table:table-cell office:value-type="float" office:value="33">
            <text:p>33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TH_MDC/EVENTOUT</text:p>
          </table:table-cell>
          <table:table-cell office:value-type="string">
            <text:p>ADC123_IN1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10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M4</text:p>
          </table:table-cell>
          <table:table-cell office:value-type="float" office:value="34">
            <text:p>34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2_MISO/OTG_HS_ULPI_DIR/TH_MII_TXD2/I2S2ext_SD/EVENTOUT</text:p>
          </table:table-cell>
          <table:table-cell office:value-type="string">
            <text:p>ADC123_IN1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string">
            <text:p>M5</text:p>
          </table:table-cell>
          <table:table-cell office:value-type="float" office:value="35">
            <text:p>35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2_MOSI/I2S2_SD/OTG_HS_ULPI_NXT/ETH_MII_TX_CLK/EVENTOUT</text:p>
          </table:table-cell>
          <table:table-cell office:value-type="string">
            <text:p>ADC123_IN1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0">
            <text:p>0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G3</text:p>
          </table:table-cell>
          <table:table-cell office:value-type="float" office:value="36">
            <text:p>36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1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string">
            <text:p>M1</text:p>
          </table:table-cell>
          <table:table-cell office:value-type="float" office:value="37">
            <text:p>37</text:p>
          </table:table-cell>
          <table:table-cell office:value-type="string">
            <text:p>VSSA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N1</text:p>
          </table:table-cell>
          <table:table-cell office:value-type="float" office:value="-0">
            <text:p>0</text:p>
          </table:table-cell>
          <table:table-cell office:value-type="string">
            <text:p>VREFΓÇô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string">
            <text:p>P1</text:p>
          </table:table-cell>
          <table:table-cell office:value-type="float" office:value="38">
            <text:p>38</text:p>
          </table:table-cell>
          <table:table-cell office:value-type="string">
            <text:p>VREF+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9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R1</text:p>
          </table:table-cell>
          <table:table-cell office:value-type="float" office:value="39">
            <text:p>39</text:p>
          </table:table-cell>
          <table:table-cell office:value-type="string">
            <text:p>VDDA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10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N3</text:p>
          </table:table-cell>
          <table:table-cell office:value-type="float" office:value="40">
            <text:p>40</text:p>
          </table:table-cell>
          <table:table-cell office:value-type="string">
            <text:p>PA0-WKUP(PA0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2_CTS/UART4_TX/ETH_MII_CRS/TIM2_CH1_ETR/TIM5_CH1/TIM8_ETR/EVENTOUT</text:p>
          </table:table-cell>
          <table:table-cell office:value-type="string">
            <text:p>ADC123_IN0/WKUP(4)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8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N2</text:p>
          </table:table-cell>
          <table:table-cell office:value-type="float" office:value="41">
            <text:p>41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2_RTS/UART4_RX/ETH_RMII_REF_CLK/ETH_MII_RX_CLK/TIM5_CH2/TIMM2_CH2/EVENTOUT</text:p>
          </table:table-cell>
          <table:table-cell office:value-type="string">
            <text:p>ADC123_IN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1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P2</text:p>
          </table:table-cell>
          <table:table-cell office:value-type="float" office:value="42">
            <text:p>42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2_TX/TIM5_CH3/TIM9_CH1/TIM2_CH3/ETH_MDIO/EVENTOUT</text:p>
          </table:table-cell>
          <table:table-cell office:value-type="string">
            <text:p>ADC123_IN2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F4</text:p>
          </table:table-cell>
          <table:table-cell office:value-type="float" office:value="43">
            <text:p>43</text:p>
          </table:table-cell>
          <table:table-cell office:value-type="string">
            <text:p>PH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TH_MII_CRS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G4</text:p>
          </table:table-cell>
          <table:table-cell office:value-type="float" office:value="44">
            <text:p>44</text:p>
          </table:table-cell>
          <table:table-cell office:value-type="string">
            <text:p>PH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TH_MII_COL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H4</text:p>
          </table:table-cell>
          <table:table-cell office:value-type="float" office:value="45">
            <text:p>45</text:p>
          </table:table-cell>
          <table:table-cell office:value-type="string">
            <text:p>PH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2_SCL/OTG_HS_ULPI_NXT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J4</text:p>
          </table:table-cell>
          <table:table-cell office:value-type="float" office:value="46">
            <text:p>46</text:p>
          </table:table-cell>
          <table:table-cell office:value-type="string">
            <text:p>PH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2_SDA/EVENTOUT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9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string">
            <text:p>R2</text:p>
          </table:table-cell>
          <table:table-cell office:value-type="float" office:value="47">
            <text:p>4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2_RX/TIM5_CH4/TIM9_CH2/TIM2_CH4/OTG_HS_ULPI_D0/ETH_MII_COL/EVENTOUT</text:p>
          </table:table-cell>
          <table:table-cell office:value-type="string">
            <text:p>ADC123_IN3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5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-0">
            <text:p>0</text:p>
          </table:table-cell>
          <table:table-cell office:value-type="float" office:value="48">
            <text:p>48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9</text:p>
          </table:table-cell>
          <table:table-cell table:number-columns-repeated="2"/>
          <table:table-cell office:value-type="string">
            <text:p>L4</text:p>
          </table:table-cell>
          <table:table-cell office:value-type="float" office:value="-0">
            <text:p>0</text:p>
          </table:table-cell>
          <table:table-cell office:value-type="string">
            <text:p>BYPASS_REG</text:p>
          </table:table-cell>
          <table:table-cell office:value-type="string">
            <text:p>I</text:p>
          </table:table-cell>
          <table:table-cell office:value-type="string">
            <text:p>FT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4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string">
            <text:p>K4</text:p>
          </table:table-cell>
          <table:table-cell office:value-type="float" office:value="49">
            <text:p>49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9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string">
            <text:p>N4</text:p>
          </table:table-cell>
          <table:table-cell office:value-type="float" office:value="50">
            <text:p>5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office:value-type="string">
            <text:p>TC</text:p>
          </table:table-cell>
          <table:table-cell office:value-type="string">
            <text:p>SPI1_NSS/SPI3_NSS/USART2_CK/DCMI_HSYNC/OTG_HS_SOF/I2S3_WS/EVENTOUT</text:p>
          </table:table-cell>
          <table:table-cell office:value-type="string">
            <text:p>ADC12_IN4/DAC1_OUT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string">
            <text:p>P4</text:p>
          </table:table-cell>
          <table:table-cell office:value-type="float" office:value="51">
            <text:p>5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office:value-type="string">
            <text:p>TC</text:p>
          </table:table-cell>
          <table:table-cell office:value-type="string">
            <text:p>SPI1_SCK/OTG_HS_ULPI_CK/TIM2_CH1_ETR/TIM8_CHIN/EVENTOUT</text:p>
          </table:table-cell>
          <table:table-cell office:value-type="string">
            <text:p>ADC12_IN5/DAC2_OUT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8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string">
            <text:p>P3</text:p>
          </table:table-cell>
          <table:table-cell office:value-type="float" office:value="52">
            <text:p>5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1_MISO/TIM8_BKIN/TIM13_CH1/DCMI_PIXCLK/TIM3_CH1/TIM1_BKIN/EVENTOUT</text:p>
          </table:table-cell>
          <table:table-cell office:value-type="string">
            <text:p>ADC12_IN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8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string">
            <text:p>R3</text:p>
          </table:table-cell>
          <table:table-cell office:value-type="float" office:value="53">
            <text:p>5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1_MOSI/TIM8_CH1N/TIM14_CH1/TIM3_CH2/ETH_MII_RX_DV/TIM1_CH1N/RMII_CRS_DV/EVENTOUT</text:p>
          </table:table-cell>
          <table:table-cell office:value-type="string">
            <text:p>ADC12_IN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">
            <text:p>0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string">
            <text:p>N5</text:p>
          </table:table-cell>
          <table:table-cell office:value-type="float" office:value="54">
            <text:p>5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TH_RMII_RX_D0/ETH_MII_RX_D0/EVENTOUT</text:p>
          </table:table-cell>
          <table:table-cell office:value-type="string">
            <text:p>ADC12_IN1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">
            <text:p>0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string">
            <text:p>P5</text:p>
          </table:table-cell>
          <table:table-cell office:value-type="float" office:value="55">
            <text:p>5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TH_RMII_RX_D1/ETH_MII_RX_D1/EVENTOUT</text:p>
          </table:table-cell>
          <table:table-cell office:value-type="string">
            <text:p>ADC12_IN1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7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string">
            <text:p>R5</text:p>
          </table:table-cell>
          <table:table-cell office:value-type="float" office:value="56">
            <text:p>5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3_CH3/TIM8_CH2N/OTG_HS_ULPI_D1/ETH_MII_RXD2/TIM1_CH2N/EVENTOUT</text:p>
          </table:table-cell>
          <table:table-cell office:value-type="string">
            <text:p>ADC12_IN8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7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string">
            <text:p>R4</text:p>
          </table:table-cell>
          <table:table-cell office:value-type="float" office:value="57">
            <text:p>5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3_CH4/TIM8_CH3N/OTG_HS_ULPI_D2/ETH_MII_RXD3/TIM1_CH3N/EVENTOUT</text:p>
          </table:table-cell>
          <table:table-cell office:value-type="string">
            <text:p>ADC12_IN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7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string">
            <text:p>M6</text:p>
          </table:table-cell>
          <table:table-cell office:value-type="float" office:value="58">
            <text:p>58</text:p>
          </table:table-cell>
          <table:table-cell office:value-type="string">
            <text:p>PB2-BOOT1(PB2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49">
            <text:p>49</text:p>
          </table:table-cell>
          <table:table-cell office:value-type="string">
            <text:p>R6</text:p>
          </table:table-cell>
          <table:table-cell office:value-type="float" office:value="59">
            <text:p>59</text:p>
          </table:table-cell>
          <table:table-cell office:value-type="string">
            <text:p>PF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DCMI_12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50">
            <text:p>50</text:p>
          </table:table-cell>
          <table:table-cell office:value-type="string">
            <text:p>P6</text:p>
          </table:table-cell>
          <table:table-cell office:value-type="float" office:value="60">
            <text:p>60</text:p>
          </table:table-cell>
          <table:table-cell office:value-type="string">
            <text:p>PF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6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51">
            <text:p>51</text:p>
          </table:table-cell>
          <table:table-cell office:value-type="string">
            <text:p>M8</text:p>
          </table:table-cell>
          <table:table-cell office:value-type="float" office:value="61">
            <text:p>61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52">
            <text:p>52</text:p>
          </table:table-cell>
          <table:table-cell office:value-type="string">
            <text:p>N8</text:p>
          </table:table-cell>
          <table:table-cell office:value-type="float" office:value="62">
            <text:p>62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53">
            <text:p>53</text:p>
          </table:table-cell>
          <table:table-cell office:value-type="string">
            <text:p>N6</text:p>
          </table:table-cell>
          <table:table-cell office:value-type="float" office:value="63">
            <text:p>63</text:p>
          </table:table-cell>
          <table:table-cell office:value-type="string">
            <text:p>PF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7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54">
            <text:p>54</text:p>
          </table:table-cell>
          <table:table-cell office:value-type="string">
            <text:p>R7</text:p>
          </table:table-cell>
          <table:table-cell office:value-type="float" office:value="64">
            <text:p>64</text:p>
          </table:table-cell>
          <table:table-cell office:value-type="string">
            <text:p>PF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8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55">
            <text:p>55</text:p>
          </table:table-cell>
          <table:table-cell office:value-type="string">
            <text:p>P7</text:p>
          </table:table-cell>
          <table:table-cell office:value-type="float" office:value="65">
            <text:p>65</text:p>
          </table:table-cell>
          <table:table-cell office:value-type="string">
            <text:p>PF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9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56">
            <text:p>56</text:p>
          </table:table-cell>
          <table:table-cell office:value-type="string">
            <text:p>N7</text:p>
          </table:table-cell>
          <table:table-cell office:value-type="float" office:value="66">
            <text:p>66</text:p>
          </table:table-cell>
          <table:table-cell office:value-type="string">
            <text:p>PG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10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57">
            <text:p>57</text:p>
          </table:table-cell>
          <table:table-cell office:value-type="string">
            <text:p>M7</text:p>
          </table:table-cell>
          <table:table-cell office:value-type="float" office:value="67">
            <text:p>67</text:p>
          </table:table-cell>
          <table:table-cell office:value-type="string">
            <text:p>PG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11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G6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R8</text:p>
          </table:table-cell>
          <table:table-cell office:value-type="float" office:value="68">
            <text:p>68</text:p>
          </table:table-cell>
          <table:table-cell office:value-type="string">
            <text:p>PE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4/TIM1_ETR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H6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string">
            <text:p>P8</text:p>
          </table:table-cell>
          <table:table-cell office:value-type="float" office:value="69">
            <text:p>69</text:p>
          </table:table-cell>
          <table:table-cell office:value-type="string">
            <text:p>PE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5/TIM1_CH1N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J6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string">
            <text:p>P9</text:p>
          </table:table-cell>
          <table:table-cell office:value-type="float" office:value="70">
            <text:p>70</text:p>
          </table:table-cell>
          <table:table-cell office:value-type="string">
            <text:p>PE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6/TIM1_CH1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61">
            <text:p>61</text:p>
          </table:table-cell>
          <table:table-cell office:value-type="string">
            <text:p>M9</text:p>
          </table:table-cell>
          <table:table-cell office:value-type="float" office:value="71">
            <text:p>71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62">
            <text:p>62</text:p>
          </table:table-cell>
          <table:table-cell office:value-type="string">
            <text:p>N9</text:p>
          </table:table-cell>
          <table:table-cell office:value-type="float" office:value="72">
            <text:p>72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F6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string">
            <text:p>R9</text:p>
          </table:table-cell>
          <table:table-cell office:value-type="float" office:value="73">
            <text:p>73</text:p>
          </table:table-cell>
          <table:table-cell office:value-type="string">
            <text:p>PE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7/TIM1_CH2N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J5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string">
            <text:p>P10</text:p>
          </table:table-cell>
          <table:table-cell office:value-type="float" office:value="74">
            <text:p>74</text:p>
          </table:table-cell>
          <table:table-cell office:value-type="string">
            <text:p>PE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8/TIM1_CH2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H5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string">
            <text:p>R10</text:p>
          </table:table-cell>
          <table:table-cell office:value-type="float" office:value="75">
            <text:p>75</text:p>
          </table:table-cell>
          <table:table-cell office:value-type="string">
            <text:p>PE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9/TIM1_CH3N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G5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string">
            <text:p>N11</text:p>
          </table:table-cell>
          <table:table-cell office:value-type="float" office:value="76">
            <text:p>76</text:p>
          </table:table-cell>
          <table:table-cell office:value-type="string">
            <text:p>PE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10/TIM1_CH3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F5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string">
            <text:p>P11</text:p>
          </table:table-cell>
          <table:table-cell office:value-type="float" office:value="77">
            <text:p>77</text:p>
          </table:table-cell>
          <table:table-cell office:value-type="string">
            <text:p>PE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11/TIM1_CH4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G4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string">
            <text:p>R11</text:p>
          </table:table-cell>
          <table:table-cell office:value-type="float" office:value="78">
            <text:p>78</text:p>
          </table:table-cell>
          <table:table-cell office:value-type="string">
            <text:p>PE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12/TIM1_BKIN/EVENTOUT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4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string">
            <text:p>R12</text:p>
          </table:table-cell>
          <table:table-cell office:value-type="float" office:value="79">
            <text:p>7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2_SCK/I2S2_CK/I2C2_SCL/USART3_TX/OTG_HS_ULPI_D3/ETH_MII_RX_ER/TIM2_CH3/EVENTOUT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>
            <text:p>R13</text:p>
          </table:table-cell>
          <table:table-cell office:value-type="float" office:value="80">
            <text:p>8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2_SDA/USART3_RX/OTG_HS_ULPI_D4/ETH_RMII_TX_EN/ETH_MII_TX_EN/TIM2_CH4/EVENTOUT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4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string">
            <text:p>M10</text:p>
          </table:table-cell>
          <table:table-cell office:value-type="float" office:value="81">
            <text:p>81</text:p>
          </table:table-cell>
          <table:table-cell office:value-type="string">
            <text:p>VCAP_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0">
            <text:p>0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string">
            <text:p>N10</text:p>
          </table:table-cell>
          <table:table-cell office:value-type="float" office:value="82">
            <text:p>82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M11</text:p>
          </table:table-cell>
          <table:table-cell office:value-type="float" office:value="83">
            <text:p>83</text:p>
          </table:table-cell>
          <table:table-cell office:value-type="string">
            <text:p>PH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2_SMBA/TIM12_CH1/ETH_MII_RXD2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N12</text:p>
          </table:table-cell>
          <table:table-cell office:value-type="float" office:value="84">
            <text:p>84</text:p>
          </table:table-cell>
          <table:table-cell office:value-type="string">
            <text:p>PH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3_SCL/ETH_MII_RXD3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M12</text:p>
          </table:table-cell>
          <table:table-cell office:value-type="float" office:value="85">
            <text:p>85</text:p>
          </table:table-cell>
          <table:table-cell office:value-type="string">
            <text:p>PH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3_SDA/DCMI_HSYNC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M13</text:p>
          </table:table-cell>
          <table:table-cell office:value-type="float" office:value="86">
            <text:p>86</text:p>
          </table:table-cell>
          <table:table-cell office:value-type="string">
            <text:p>PH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3_SMBA/TIM12_CH2/DCMI_D0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L13</text:p>
          </table:table-cell>
          <table:table-cell office:value-type="float" office:value="87">
            <text:p>87</text:p>
          </table:table-cell>
          <table:table-cell office:value-type="string">
            <text:p>PH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5_CH1/DCMI_D1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L12</text:p>
          </table:table-cell>
          <table:table-cell office:value-type="float" office:value="88">
            <text:p>88</text:p>
          </table:table-cell>
          <table:table-cell office:value-type="string">
            <text:p>PH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5_CH2/DCMI_D2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K12</text:p>
          </table:table-cell>
          <table:table-cell office:value-type="float" office:value="89">
            <text:p>89</text:p>
          </table:table-cell>
          <table:table-cell office:value-type="string">
            <text:p>PH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5_CH3/DCMI_D3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H12</text:p>
          </table:table-cell>
          <table:table-cell office:value-type="float" office:value="90">
            <text:p>90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J12</text:p>
          </table:table-cell>
          <table:table-cell office:value-type="float" office:value="91">
            <text:p>91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J3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string">
            <text:p>P12</text:p>
          </table:table-cell>
          <table:table-cell office:value-type="float" office:value="92">
            <text:p>92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2_NSS/I2S2_WS/I2C2_SMBA/USART3_CK/TIM1_BKIN/CAN2_RX/OTG_HS_ULPI_D5/ETH_RMII_TXD0/ETH_MII_TXD0/OTG_HS_ID/EVENTOUT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1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string">
            <text:p>P13</text:p>
          </table:table-cell>
          <table:table-cell office:value-type="float" office:value="93">
            <text:p>93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2_SCK/I2S2_CK/USART3_CTS/TIM1_CH1N/CAN2_TX/OTG_HS_ULPI_D6/ETH_RMII_TXD1/ETH_MII_TXD1/EVENTOUT</text:p>
          </table:table-cell>
          <table:table-cell office:value-type="string">
            <text:p>OTG_HS_VBUS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J2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string">
            <text:p>R14</text:p>
          </table:table-cell>
          <table:table-cell office:value-type="float" office:value="94">
            <text:p>94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2_MISO/TIM1_CH2N/TIM12_CH1/OTG_HS_DM/USART3_RTS/TIM8_CH2N/I2S2ext_SD/EVENTOUT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1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string">
            <text:p>R15</text:p>
          </table:table-cell>
          <table:table-cell office:value-type="float" office:value="95">
            <text:p>95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2_MOSI/I2S2_SD/TIM1_CH3N/TIM8_CH3N/TIM12_CH2/OTG_HS_DP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H2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P15</text:p>
          </table:table-cell>
          <table:table-cell office:value-type="float" office:value="96">
            <text:p>96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13/USART3_TX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H3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string">
            <text:p>P14</text:p>
          </table:table-cell>
          <table:table-cell office:value-type="float" office:value="97">
            <text:p>97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14/USART3_RX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G3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string">
            <text:p>N15</text:p>
          </table:table-cell>
          <table:table-cell office:value-type="float" office:value="98">
            <text:p>98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15/USART3_CK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G1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string">
            <text:p>N14</text:p>
          </table:table-cell>
          <table:table-cell office:value-type="float" office:value="99">
            <text:p>99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CLE/FSMC_A16/USART3_CTS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G2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string">
            <text:p>N13</text:p>
          </table:table-cell>
          <table:table-cell office:value-type="float" office:value="100">
            <text:p>100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LE/FSMC_A17/TIM4_CH1/USART3_RTS/EVENTOU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0">
            <text:p>0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M15</text:p>
          </table:table-cell>
          <table:table-cell office:value-type="float" office:value="101">
            <text:p>101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18/TIM4_CH2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83">
            <text:p>83</text:p>
          </table:table-cell>
          <table:table-cell office:value-type="float" office:value="-0">
            <text:p>0</text:p>
          </table:table-cell>
          <table:table-cell office:value-type="float" office:value="102">
            <text:p>102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84">
            <text:p>84</text:p>
          </table:table-cell>
          <table:table-cell office:value-type="string">
            <text:p>J13</text:p>
          </table:table-cell>
          <table:table-cell office:value-type="float" office:value="103">
            <text:p>103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F2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string">
            <text:p>M14</text:p>
          </table:table-cell>
          <table:table-cell office:value-type="float" office:value="104">
            <text:p>104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0/TIM4_CH3/EVENTOUT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F1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string">
            <text:p>L14</text:p>
          </table:table-cell>
          <table:table-cell office:value-type="float" office:value="105">
            <text:p>105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1/TIM4_CH4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87">
            <text:p>87</text:p>
          </table:table-cell>
          <table:table-cell office:value-type="string">
            <text:p>L15</text:p>
          </table:table-cell>
          <table:table-cell office:value-type="float" office:value="106">
            <text:p>106</text:p>
          </table:table-cell>
          <table:table-cell office:value-type="string">
            <text:p>PG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12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88">
            <text:p>88</text:p>
          </table:table-cell>
          <table:table-cell office:value-type="string">
            <text:p>K15</text:p>
          </table:table-cell>
          <table:table-cell office:value-type="float" office:value="107">
            <text:p>107</text:p>
          </table:table-cell>
          <table:table-cell office:value-type="string">
            <text:p>PG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13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89">
            <text:p>89</text:p>
          </table:table-cell>
          <table:table-cell office:value-type="string">
            <text:p>K14</text:p>
          </table:table-cell>
          <table:table-cell office:value-type="float" office:value="108">
            <text:p>108</text:p>
          </table:table-cell>
          <table:table-cell office:value-type="string">
            <text:p>PG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14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90">
            <text:p>90</text:p>
          </table:table-cell>
          <table:table-cell office:value-type="string">
            <text:p>K13</text:p>
          </table:table-cell>
          <table:table-cell office:value-type="float" office:value="109">
            <text:p>109</text:p>
          </table:table-cell>
          <table:table-cell office:value-type="string">
            <text:p>PG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15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91">
            <text:p>91</text:p>
          </table:table-cell>
          <table:table-cell office:value-type="string">
            <text:p>J15</text:p>
          </table:table-cell>
          <table:table-cell office:value-type="float" office:value="110">
            <text:p>110</text:p>
          </table:table-cell>
          <table:table-cell office:value-type="string">
            <text:p>PG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INT2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92">
            <text:p>92</text:p>
          </table:table-cell>
          <table:table-cell office:value-type="string">
            <text:p>J14</text:p>
          </table:table-cell>
          <table:table-cell office:value-type="float" office:value="111">
            <text:p>111</text:p>
          </table:table-cell>
          <table:table-cell office:value-type="string">
            <text:p>PG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INT3/USART6_CK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93">
            <text:p>93</text:p>
          </table:table-cell>
          <table:table-cell office:value-type="string">
            <text:p>H14</text:p>
          </table:table-cell>
          <table:table-cell office:value-type="float" office:value="112">
            <text:p>112</text:p>
          </table:table-cell>
          <table:table-cell office:value-type="string">
            <text:p>PG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6_RTS/ETH_PPS_OUT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94">
            <text:p>94</text:p>
          </table:table-cell>
          <table:table-cell office:value-type="string">
            <text:p>G12</text:p>
          </table:table-cell>
          <table:table-cell office:value-type="float" office:value="113">
            <text:p>113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95">
            <text:p>95</text:p>
          </table:table-cell>
          <table:table-cell office:value-type="string">
            <text:p>H13</text:p>
          </table:table-cell>
          <table:table-cell office:value-type="float" office:value="114">
            <text:p>114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3</text:p>
          </table:table-cell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string">
            <text:p>H15</text:p>
          </table:table-cell>
          <table:table-cell office:value-type="float" office:value="115">
            <text:p>115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S2_MCK/TIM8_CH1/SDIO_D6/USART6_TX/DCMI_D0/TIM3_CH1/EVENTOUT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1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G15</text:p>
          </table:table-cell>
          <table:table-cell office:value-type="float" office:value="116">
            <text:p>116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S3_MCK/TIM8_CH2/SDIO_D7/USART6_RX/DCMI_D1/TIM3_CH2/EVENTOUT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2</text:p>
          </table:table-cell>
          <table:table-cell office:value-type="float" office:value="65">
            <text:p>65</text:p>
          </table:table-cell>
          <table:table-cell office:value-type="float" office:value="98">
            <text:p>98</text:p>
          </table:table-cell>
          <table:table-cell office:value-type="string">
            <text:p>G14</text:p>
          </table:table-cell>
          <table:table-cell office:value-type="float" office:value="117">
            <text:p>117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CH3/SDIO_D0/TIM3_CH3/USART6_CK/DCMI_D2/EVENTOUT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3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F14</text:p>
          </table:table-cell>
          <table:table-cell office:value-type="float" office:value="118">
            <text:p>118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S_CKIN/MCO2/TIM8_CH4/SDIO_D1//I2C3_SDA/DCMI_D3/TIM3_CH4/EVENTOUT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1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string">
            <text:p>F15</text:p>
          </table:table-cell>
          <table:table-cell office:value-type="float" office:value="119">
            <text:p>119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MCO1/USART1_CK/TIM1_CH1/I2C3_SCL/OTG_FS_SOF/EVENTOUT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2</text:p>
          </table:table-cell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string">
            <text:p>E15</text:p>
          </table:table-cell>
          <table:table-cell office:value-type="float" office:value="120">
            <text:p>120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1_TX/TIM1_CH2/I2C3_SMBA/DCMI_D0/EVENTOUT</text:p>
          </table:table-cell>
          <table:table-cell office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3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D15</text:p>
          </table:table-cell>
          <table:table-cell office:value-type="float" office:value="121">
            <text:p>121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1_RX/TIM1_CH3/OTG_FS_ID/DCMI_D1/EVENTOU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string">
            <text:p>C15</text:p>
          </table:table-cell>
          <table:table-cell office:value-type="float" office:value="122">
            <text:p>122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1_CTS/CAN1_RX/TIM1_CH4/OTG_FS_DM/EVENTOUT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2</text:p>
          </table:table-cell>
          <table:table-cell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string">
            <text:p>B15</text:p>
          </table:table-cell>
          <table:table-cell office:value-type="float" office:value="123">
            <text:p>123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1_RTS/CAN1_TX/TIM1_ETR/OTG_FS_DP/EVENTOUT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8</text:p>
          </table:table-cell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  <table:table-cell office:value-type="string">
            <text:p>A15</text:p>
          </table:table-cell>
          <table:table-cell office:value-type="float" office:value="124">
            <text:p>124</text:p>
          </table:table-cell>
          <table:table-cell office:value-type="string">
            <text:p>PA13(JTMS-SWDIO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MS-SWDIO/EVENTOUT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1</text:p>
          </table:table-cell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string">
            <text:p>F13</text:p>
          </table:table-cell>
          <table:table-cell office:value-type="float" office:value="125">
            <text:p>125</text:p>
          </table:table-cell>
          <table:table-cell office:value-type="string">
            <text:p>VCAP_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E7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string">
            <text:p>F12</text:p>
          </table:table-cell>
          <table:table-cell office:value-type="float" office:value="126">
            <text:p>126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6</text:p>
          </table:table-cell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string">
            <text:p>G13</text:p>
          </table:table-cell>
          <table:table-cell office:value-type="float" office:value="127">
            <text:p>127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E12</text:p>
          </table:table-cell>
          <table:table-cell office:value-type="float" office:value="128">
            <text:p>128</text:p>
          </table:table-cell>
          <table:table-cell office:value-type="string">
            <text:p>PH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CH1N/CAN1_TX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E13</text:p>
          </table:table-cell>
          <table:table-cell office:value-type="float" office:value="129">
            <text:p>129</text:p>
          </table:table-cell>
          <table:table-cell office:value-type="string">
            <text:p>PH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CH2N/DCMI_D4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D13</text:p>
          </table:table-cell>
          <table:table-cell office:value-type="float" office:value="130">
            <text:p>130</text:p>
          </table:table-cell>
          <table:table-cell office:value-type="string">
            <text:p>PH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CH3N/DCMI_D11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C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E14</text:p>
          </table:table-cell>
          <table:table-cell office:value-type="float" office:value="131">
            <text:p>131</text:p>
          </table:table-cell>
          <table:table-cell office:value-type="string">
            <text:p>PI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5_CH4/SPI2_NSS/I2S2_WS/DCMI_D13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B2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D14</text:p>
          </table:table-cell>
          <table:table-cell office:value-type="float" office:value="132">
            <text:p>132</text:p>
          </table:table-cell>
          <table:table-cell office:value-type="string">
            <text:p>PI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2_SCK/I2S2_CK/DCMI_D8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C14</text:p>
          </table:table-cell>
          <table:table-cell office:value-type="float" office:value="133">
            <text:p>133</text:p>
          </table:table-cell>
          <table:table-cell office:value-type="string">
            <text:p>PI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CH4/SPI2_MISO/DCMI_D9/I2S2ext_SD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C13</text:p>
          </table:table-cell>
          <table:table-cell office:value-type="float" office:value="134">
            <text:p>134</text:p>
          </table:table-cell>
          <table:table-cell office:value-type="string">
            <text:p>PI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ETR/SPI2_MOSI/I2S2_SD/DCMI_D10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D9</text:p>
          </table:table-cell>
          <table:table-cell office:value-type="float" office:value="135">
            <text:p>135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C9</text:p>
          </table:table-cell>
          <table:table-cell office:value-type="float" office:value="136">
            <text:p>136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2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string">
            <text:p>A14</text:p>
          </table:table-cell>
          <table:table-cell office:value-type="float" office:value="137">
            <text:p>137</text:p>
          </table:table-cell>
          <table:table-cell office:value-type="string">
            <text:p>PA14(JTCK-SWCLK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CK-SWCLK/EVENTOUT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B3</text:p>
          </table:table-cell>
          <table:table-cell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string">
            <text:p>A13</text:p>
          </table:table-cell>
          <table:table-cell office:value-type="float" office:value="138">
            <text:p>138</text:p>
          </table:table-cell>
          <table:table-cell office:value-type="string">
            <text:p>PA15(JTDI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I/SPI3_NSS/I2S3_WS/TIM2_CH1_ETR/SPI1_NSS/EVENTOUT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5</text:p>
          </table:table-cell>
          <table:table-cell office:value-type="float" office:value="78">
            <text:p>78</text:p>
          </table:table-cell>
          <table:table-cell office:value-type="float" office:value="111">
            <text:p>111</text:p>
          </table:table-cell>
          <table:table-cell office:value-type="string">
            <text:p>B14</text:p>
          </table:table-cell>
          <table:table-cell office:value-type="float" office:value="139">
            <text:p>139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3_SCK/I2S3_CK/UART4_TX/SDIO_D2/DCMI_D8/USART3_TX/EVENTOUT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4</text:p>
          </table:table-cell>
          <table:table-cell office:value-type="float" office:value="79">
            <text:p>79</text:p>
          </table:table-cell>
          <table:table-cell office:value-type="float" office:value="112">
            <text:p>112</text:p>
          </table:table-cell>
          <table:table-cell office:value-type="string">
            <text:p>B13</text:p>
          </table:table-cell>
          <table:table-cell office:value-type="float" office:value="140">
            <text:p>140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ART4_RX/SPI3_MISO/SDIO_D3/DCMI_D4/USART3_RX/I2S3ext_SD/EVENTOUT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3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string">
            <text:p>A12</text:p>
          </table:table-cell>
          <table:table-cell office:value-type="float" office:value="141">
            <text:p>141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ART5_TX/SDIO_CK/DCMI_D9/SPI3_MOSI/I2S3_SD/USART3_CK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D6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string">
            <text:p>B12</text:p>
          </table:table-cell>
          <table:table-cell office:value-type="float" office:value="142">
            <text:p>142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2/CAN1_RX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C5</text:p>
          </table:table-cell>
          <table:table-cell office:value-type="float" office:value="82">
            <text:p>82</text:p>
          </table:table-cell>
          <table:table-cell office:value-type="float" office:value="115">
            <text:p>115</text:p>
          </table:table-cell>
          <table:table-cell office:value-type="string">
            <text:p>C12</text:p>
          </table:table-cell>
          <table:table-cell office:value-type="float" office:value="143">
            <text:p>143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D3/CAN1_TX/EVENTOUT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B4</text:p>
          </table:table-cell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string">
            <text:p>D12</text:p>
          </table:table-cell>
          <table:table-cell office:value-type="float" office:value="144">
            <text:p>144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3_ETR/UART5_RX/SDIO_CMD/DCMI_D11/EVENTOU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0">
            <text:p>0</text:p>
          </table:table-cell>
          <table:table-cell office:value-type="float" office:value="84">
            <text:p>84</text:p>
          </table:table-cell>
          <table:table-cell office:value-type="float" office:value="117">
            <text:p>117</text:p>
          </table:table-cell>
          <table:table-cell office:value-type="string">
            <text:p>D11</text:p>
          </table:table-cell>
          <table:table-cell office:value-type="float" office:value="145">
            <text:p>145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CLK/USART2_CTS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A4</text:p>
          </table:table-cell>
          <table:table-cell office:value-type="float" office:value="85">
            <text:p>85</text:p>
          </table:table-cell>
          <table:table-cell office:value-type="float" office:value="118">
            <text:p>118</text:p>
          </table:table-cell>
          <table:table-cell office:value-type="string">
            <text:p>D10</text:p>
          </table:table-cell>
          <table:table-cell office:value-type="float" office:value="146">
            <text:p>146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NOE/USART2_RTS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C6</text:p>
          </table:table-cell>
          <table:table-cell office:value-type="float" office:value="86">
            <text:p>86</text:p>
          </table:table-cell>
          <table:table-cell office:value-type="float" office:value="119">
            <text:p>119</text:p>
          </table:table-cell>
          <table:table-cell office:value-type="string">
            <text:p>C11</text:p>
          </table:table-cell>
          <table:table-cell office:value-type="float" office:value="147">
            <text:p>147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NWE/USART2_TX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20">
            <text:p>120</text:p>
          </table:table-cell>
          <table:table-cell office:value-type="string">
            <text:p>D8</text:p>
          </table:table-cell>
          <table:table-cell office:value-type="float" office:value="148">
            <text:p>148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21">
            <text:p>121</text:p>
          </table:table-cell>
          <table:table-cell office:value-type="string">
            <text:p>C8</text:p>
          </table:table-cell>
          <table:table-cell office:value-type="float" office:value="149">
            <text:p>149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B5</text:p>
          </table:table-cell>
          <table:table-cell office:value-type="float" office:value="87">
            <text:p>87</text:p>
          </table:table-cell>
          <table:table-cell office:value-type="float" office:value="122">
            <text:p>122</text:p>
          </table:table-cell>
          <table:table-cell office:value-type="string">
            <text:p>B11</text:p>
          </table:table-cell>
          <table:table-cell office:value-type="float" office:value="150">
            <text:p>150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NWAIT/USART2_RX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A5</text:p>
          </table:table-cell>
          <table:table-cell office:value-type="float" office:value="88">
            <text:p>88</text:p>
          </table:table-cell>
          <table:table-cell office:value-type="float" office:value="123">
            <text:p>123</text:p>
          </table:table-cell>
          <table:table-cell office:value-type="string">
            <text:p>A11</text:p>
          </table:table-cell>
          <table:table-cell office:value-type="float" office:value="151">
            <text:p>151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2_CK/FSMC_NE1/FSMC_NCE2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24">
            <text:p>124</text:p>
          </table:table-cell>
          <table:table-cell office:value-type="string">
            <text:p>C10</text:p>
          </table:table-cell>
          <table:table-cell office:value-type="float" office:value="152">
            <text:p>152</text:p>
          </table:table-cell>
          <table:table-cell office:value-type="string">
            <text:p>PG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6_RX/FSMC_NE2/FSMC_NCE3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25">
            <text:p>125</text:p>
          </table:table-cell>
          <table:table-cell office:value-type="string">
            <text:p>B10</text:p>
          </table:table-cell>
          <table:table-cell office:value-type="float" office:value="153">
            <text:p>153</text:p>
          </table:table-cell>
          <table:table-cell office:value-type="string">
            <text:p>PG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NCE4_1/FSMC_NE3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26">
            <text:p>126</text:p>
          </table:table-cell>
          <table:table-cell office:value-type="string">
            <text:p>B9</text:p>
          </table:table-cell>
          <table:table-cell office:value-type="float" office:value="154">
            <text:p>154</text:p>
          </table:table-cell>
          <table:table-cell office:value-type="string">
            <text:p>PG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NCE4_2/ETH_MII_TX_EN/ETH</text:p>
          </table:table-cell>
          <table:table-cell office:value-type="string">
            <text:p>_RMII_TX_EN/EVENTOUT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27">
            <text:p>127</text:p>
          </table:table-cell>
          <table:table-cell office:value-type="string">
            <text:p>B8</text:p>
          </table:table-cell>
          <table:table-cell office:value-type="float" office:value="155">
            <text:p>155</text:p>
          </table:table-cell>
          <table:table-cell office:value-type="string">
            <text:p>PG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NE4/USART6_RTS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28">
            <text:p>128</text:p>
          </table:table-cell>
          <table:table-cell office:value-type="string">
            <text:p>A8</text:p>
          </table:table-cell>
          <table:table-cell office:value-type="float" office:value="156">
            <text:p>156</text:p>
          </table:table-cell>
          <table:table-cell office:value-type="string">
            <text:p>PG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24/USART6_CTS/ETH_MII_TXD0/ETH_RMII_TXD0/EVENTOUT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29">
            <text:p>129</text:p>
          </table:table-cell>
          <table:table-cell office:value-type="string">
            <text:p>A7</text:p>
          </table:table-cell>
          <table:table-cell office:value-type="float" office:value="157">
            <text:p>157</text:p>
          </table:table-cell>
          <table:table-cell office:value-type="string">
            <text:p>PG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A25/USART6_TX/ETH_MII_TXD1/ETH_RMII_TXD1/EVENTOUT</text:p>
          </table:table-cell>
          <table:table-cell table:number-columns-repeated="4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E8</text:p>
          </table:table-cell>
          <table:table-cell office:value-type="float" office:value="-0">
            <text:p>0</text:p>
          </table:table-cell>
          <table:table-cell office:value-type="float" office:value="130">
            <text:p>130</text:p>
          </table:table-cell>
          <table:table-cell office:value-type="string">
            <text:p>D7</text:p>
          </table:table-cell>
          <table:table-cell office:value-type="float" office:value="158">
            <text:p>158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F7</text:p>
          </table:table-cell>
          <table:table-cell office:value-type="float" office:value="-0">
            <text:p>0</text:p>
          </table:table-cell>
          <table:table-cell office:value-type="float" office:value="131">
            <text:p>131</text:p>
          </table:table-cell>
          <table:table-cell office:value-type="string">
            <text:p>C7</text:p>
          </table:table-cell>
          <table:table-cell office:value-type="float" office:value="159">
            <text:p>159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132">
            <text:p>132</text:p>
          </table:table-cell>
          <table:table-cell office:value-type="string">
            <text:p>B7</text:p>
          </table:table-cell>
          <table:table-cell office:value-type="float" office:value="160">
            <text:p>160</text:p>
          </table:table-cell>
          <table:table-cell office:value-type="string">
            <text:p>PG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USART6_CTS/DCMI_D13/EVENTOUT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string">
            <text:p>A10</text:p>
          </table:table-cell>
          <table:table-cell office:value-type="float" office:value="161">
            <text:p>161</text:p>
          </table:table-cell>
          <table:table-cell office:value-type="string">
            <text:p>PB3(JTDO/TRACESWO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O/TRACESWO/SPI3_SCK/I2S3_CK/TIM2_CH2/SPI1_SCK/EVENTOUT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6</text:p>
          </table:table-cell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 office:value-type="string">
            <text:p>A9</text:p>
          </table:table-cell>
          <table:table-cell office:value-type="float" office:value="162">
            <text:p>162</text:p>
          </table:table-cell>
          <table:table-cell office:value-type="string">
            <text:p>PB4(NJTRST)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NJTRST/SPI3_MISO/TIM3_CH1/SPI1_MISO/I2S3ext_SD/EVENTOUT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7</text:p>
          </table:table-cell>
          <table:table-cell office:value-type="float" office:value="91">
            <text:p>91</text:p>
          </table:table-cell>
          <table:table-cell office:value-type="float" office:value="135">
            <text:p>135</text:p>
          </table:table-cell>
          <table:table-cell office:value-type="string">
            <text:p>A6</text:p>
          </table:table-cell>
          <table:table-cell office:value-type="float" office:value="163">
            <text:p>163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1_SMBA/CAN2_RX/OTG_HS_ULPI_D7/ETH_PPS_OUT/TIM3_CH2/SPI1_MOSI/SPI3_MOSI/DCMI_D10/I2S3_SD/EVENTOUT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7</text:p>
          </table:table-cell>
          <table:table-cell office:value-type="float" office:value="92">
            <text:p>92</text:p>
          </table:table-cell>
          <table:table-cell office:value-type="float" office:value="136">
            <text:p>136</text:p>
          </table:table-cell>
          <table:table-cell office:value-type="string">
            <text:p>B6</text:p>
          </table:table-cell>
          <table:table-cell office:value-type="float" office:value="164">
            <text:p>164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1_SCL/TIM4_CH1/CAN2_TX/DCMI_D5/USART1_TX/EVENTOUT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7</text:p>
          </table:table-cell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  <table:table-cell office:value-type="string">
            <text:p>B5</text:p>
          </table:table-cell>
          <table:table-cell office:value-type="float" office:value="165">
            <text:p>165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I2C1_SDA/FSMC_NL/DCMI_VSYNC/USART1_RX/TIM4_CH2/EVENTOUT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7</text:p>
          </table:table-cell>
          <table:table-cell office:value-type="float" office:value="94">
            <text:p>94</text:p>
          </table:table-cell>
          <table:table-cell office:value-type="float" office:value="138">
            <text:p>138</text:p>
          </table:table-cell>
          <table:table-cell office:value-type="string">
            <text:p>D6</text:p>
          </table:table-cell>
          <table:table-cell office:value-type="float" office:value="166">
            <text:p>166</text:p>
          </table:table-cell>
          <table:table-cell office:value-type="string">
            <text:p>BOOT0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/>
          <table:table-cell office:value-type="string">
            <text:p>VPP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8</text:p>
          </table:table-cell>
          <table:table-cell office:value-type="float" office:value="95">
            <text:p>95</text:p>
          </table:table-cell>
          <table:table-cell office:value-type="float" office:value="139">
            <text:p>139</text:p>
          </table:table-cell>
          <table:table-cell office:value-type="string">
            <text:p>A5</text:p>
          </table:table-cell>
          <table:table-cell office:value-type="float" office:value="167">
            <text:p>167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4_CH3/SDIO_D4/TIM10_CH1/DCMI_D6/ETH_MII_TXD3/I2C1_SCL/CAN1_RX/EVENTOUT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8</text:p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string">
            <text:p>B4</text:p>
          </table:table-cell>
          <table:table-cell office:value-type="float" office:value="168">
            <text:p>168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SPI2_NSS/I2S2_WS/TIM4_CH4/TIM11_CH1/SDIO_D5/DCMI_D7/I2C1_SDA/CAN1_TX/EVENTOU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0">
            <text:p>0</text:p>
          </table:table-cell>
          <table:table-cell office:value-type="float" office:value="97">
            <text:p>97</text:p>
          </table:table-cell>
          <table:table-cell office:value-type="float" office:value="141">
            <text:p>141</text:p>
          </table:table-cell>
          <table:table-cell office:value-type="string">
            <text:p>A4</text:p>
          </table:table-cell>
          <table:table-cell office:value-type="float" office:value="169">
            <text:p>169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4_ETR/FSMC_NBL0/DCMI_D2/EVENTOU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0">
            <text:p>0</text:p>
          </table:table-cell>
          <table:table-cell office:value-type="float" office:value="98">
            <text:p>98</text:p>
          </table:table-cell>
          <table:table-cell office:value-type="float" office:value="142">
            <text:p>142</text:p>
          </table:table-cell>
          <table:table-cell office:value-type="string">
            <text:p>A3</text:p>
          </table:table-cell>
          <table:table-cell office:value-type="float" office:value="170">
            <text:p>170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FSMC_NBL1/DCMI_D3/EVENTOUT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0">
            <text:p>0</text:p>
          </table:table-cell>
          <table:table-cell office:value-type="float" office:value="99">
            <text:p>99</text:p>
          </table:table-cell>
          <table:table-cell office:value-type="float" office:value="-0">
            <text:p>0</text:p>
          </table:table-cell>
          <table:table-cell office:value-type="string">
            <text:p>D5</text:p>
          </table:table-cell>
          <table:table-cell office:value-type="float" office:value="-0">
            <text:p>0</text:p>
          </table:table-cell>
          <table:table-cell office:value-type="string">
            <text:p>VS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-0">
            <text:p>0</text:p>
          </table:table-cell>
          <table:table-cell office:value-type="string">
            <text:p>A8</text:p>
          </table:table-cell>
          <table:table-cell office:value-type="float" office:value="-0">
            <text:p>0</text:p>
          </table:table-cell>
          <table:table-cell office:value-type="float" office:value="143">
            <text:p>143</text:p>
          </table:table-cell>
          <table:table-cell office:value-type="string">
            <text:p>C6</text:p>
          </table:table-cell>
          <table:table-cell office:value-type="float" office:value="171">
            <text:p>171</text:p>
          </table:table-cell>
          <table:table-cell office:value-type="string">
            <text:p>PDR_ON</text:p>
          </table:table-cell>
          <table:table-cell office:value-type="string">
            <text:p>I</text:p>
          </table:table-cell>
          <table:table-cell office:value-type="string">
            <text:p>FT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1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string">
            <text:p>C5</text:p>
          </table:table-cell>
          <table:table-cell office:value-type="float" office:value="172">
            <text:p>172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D4</text:p>
          </table:table-cell>
          <table:table-cell office:value-type="float" office:value="173">
            <text:p>173</text:p>
          </table:table-cell>
          <table:table-cell office:value-type="string">
            <text:p>PI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BKIN/DCMI_D5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C4</text:p>
          </table:table-cell>
          <table:table-cell office:value-type="float" office:value="174">
            <text:p>174</text:p>
          </table:table-cell>
          <table:table-cell office:value-type="string">
            <text:p>PI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CH1/DCMI_VSYNC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C3</text:p>
          </table:table-cell>
          <table:table-cell office:value-type="float" office:value="175">
            <text:p>175</text:p>
          </table:table-cell>
          <table:table-cell office:value-type="string">
            <text:p>PI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CH2/DCMI_D6/EVENTOUT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-0">
            <text:p>0</text:p>
          </table:table-cell>
          <table:table-cell office:value-type="string">
            <text:p>C2</text:p>
          </table:table-cell>
          <table:table-cell office:value-type="float" office:value="176">
            <text:p>176</text:p>
          </table:table-cell>
          <table:table-cell office:value-type="string">
            <text:p>PI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TIM8_CH3/DCMI_D7/EVENTO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20T12:44:54</dc:date>
    <dc:creator>Gordon Williams</dc:creator>
    <meta:editing-duration>P0D</meta:editing-duration>
    <meta:editing-cycles>1</meta:editing-cycles>
    <meta:document-statistic meta:table-count="1" meta:cell-count="1758" meta:object-count="0"/>
  </office:meta>
</office:document-meta>
</file>